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512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596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1.54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1.625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3.164cm"/>
    </style:style>
    <style:style style:name="co15" style:family="table-column">
      <style:table-column-properties fo:break-before="auto" style:column-width="1.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2.619cm" fo:break-before="auto" style:use-optimal-row-height="false"/>
    </style:style>
    <style:style style:name="ro3" style:family="table-row">
      <style:table-row-properties style:row-height="2.0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EXECUTION_20_RESULTS">
      <style:table-properties table:display="true" style:writing-mode="lr-tb"/>
    </style:style>
    <style:style style:name="ta2" style:family="table" style:master-page-name="PageStyle_5f_GRAPH_20_1000x1000">
      <style:table-properties table:display="true" style:writing-mode="lr-tb"/>
    </style:style>
    <number:number-style style:name="N8002" number:language="el" number:country="GR">
      <number:number number:decimal-places="2" number:min-integer-digits="1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Excel_20_Built-in_20_Normal" style:data-style-name="N106">
      <style:table-cell-properties fo:border-bottom="none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3" style:family="table-cell" style:parent-style-name="Excel_20_Built-in_20_Normal" style:data-style-name="N106">
      <style:table-cell-properties fo:border-bottom="none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4" style:family="table-cell" style:parent-style-name="Excel_20_Built-in_20_Normal" style:data-style-name="N106">
      <style:table-cell-properties fo:border-bottom="0.035cm solid #000000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5" style:family="table-cell" style:parent-style-name="Excel_20_Built-in_20_Normal" style:data-style-name="N8002"/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106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9" style:family="table-cell" style:parent-style-name="Excel_20_Built-in_20_Normal" style:data-style-name="N106">
      <style:table-cell-properties fo:background-color="#ff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0" style:family="table-cell" style:parent-style-name="Excel_20_Built-in_20_Normal" style:data-style-name="N106">
      <style:table-cell-properties fo:border-bottom="0.035cm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6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3" style:family="table-cell" style:parent-style-name="Excel_20_Built-in_20_Normal" style:data-style-name="N106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4" style:family="table-cell" style:parent-style-name="Excel_20_Built-in_20_Normal" style:data-style-name="N106">
      <style:table-cell-properties fo:border-bottom="0.035cm solid #000000" fo:background-color="#ff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7" style:family="table-cell" style:parent-style-name="Excel_20_Built-in_20_Normal" style:data-style-name="N106">
      <style:table-cell-properties fo:border-bottom="0.035cm solid #000000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8" style:family="table-cell" style:parent-style-name="Excel_20_Built-in_20_Normal" style:data-style-name="N106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9" style:family="table-cell" style:parent-style-name="Excel_20_Built-in_20_Normal" style:data-style-name="N106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106">
      <style:table-cell-properties fo:border-bottom="0.035cm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2" style:family="table-cell" style:parent-style-name="Excel_20_Built-in_20_Normal" style:data-style-name="N106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3" style:family="table-cell" style:parent-style-name="Excel_20_Built-in_20_Normal" style:data-style-name="N106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6" style:family="table-cell" style:parent-style-name="Excel_20_Built-in_20_Normal" style:data-style-name="N106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7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06">
      <style:table-cell-properties fo:border-bottom="0.035cm solid #000000" fo:background-color="#ff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sub 58%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CUTION RESUL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3" table:number-columns-repeated="4" table:default-cell-style-name="Excel_20_Built-in_20_Normal"/>
        <table:table-column table:style-name="co14" table:default-cell-style-name="Excel_20_Built-in_20_Normal"/>
        <table:table-column table:style-name="co15" table:number-columns-repeated="1005" table:default-cell-style-name="Excel_20_Built-in_20_Normal"/>
        <table:table-row table:style-name="ro1">
          <table:table-cell table:style-name="ce1" office:value-type="string" table:number-columns-spanned="1" table:number-rows-spanned="2">
            <text:p>Αριθμός Νήματων</text:p>
            <text:p>(<text:span text:style-name="T1">th</text:span><text:span text:style-name="T2">) ή </text:span><text:span text:style-name="T2">Διαδικα</text:span><text:span text:style-name="T2">σιών (</text:span><text:span text:style-name="T1">p</text:span><text:span text:style-name="T2">)</text:span></text:p>
          </table:table-cell>
          <table:table-cell table:style-name="ce3" table:number-columns-spanned="1" table:number-rows-spanned="2"/>
          <table:table-cell table:style-name="ce9" office:value-type="string" table:number-columns-spanned="12" table:number-rows-spanned="1">
            <text:p>Συνολικός Χρόνος Εκτέλεσης</text:p>
          </table:table-cell>
          <table:covered-table-cell table:number-columns-repeated="10" table:style-name="ce16"/>
          <table:covered-table-cell table:style-name="ce38"/>
          <table:table-cell table:style-name="ce9" office:value-type="string" table:number-columns-spanned="8" table:number-rows-spanned="1">
            <text:p>Επιτάχυνση</text:p>
          </table:table-cell>
          <table:covered-table-cell table:number-columns-repeated="6" table:style-name="ce16"/>
          <table:covered-table-cell table:style-name="ce38"/>
          <table:table-cell table:number-columns-repeated="1002"/>
        </table:table-row>
        <table:table-row table:style-name="ro2"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Serial</text:p>
            <text:p>(<text:span text:style-name="T1">t</text:span><text:span text:style-name="T3">s</text:span><text:span text:style-name="T2">)</text:span></text:p>
          </table:table-cell>
          <table:covered-table-cell table:number-columns-repeated="2" table:style-name="ce17"/>
          <table:covered-table-cell table:style-name="ce21"/>
          <table:table-cell table:style-name="ce25" office:value-type="string" table:number-columns-spanned="4" table:number-rows-spanned="1">
            <text:p>OpenMP</text:p>
            <text:p>(<text:span text:style-name="T1">t</text:span><text:span text:style-name="T3">th</text:span><text:span text:style-name="T2">)</text:span></text:p>
          </table:table-cell>
          <table:covered-table-cell table:number-columns-repeated="2" table:style-name="ce30"/>
          <table:covered-table-cell table:style-name="ce34"/>
          <table:table-cell table:style-name="ce1" office:value-type="string" table:number-columns-spanned="4" table:number-rows-spanned="1">
            <text:p>OpenMPI</text:p>
            <text:p>(<text:span text:style-name="T1">t</text:span><text:span text:style-name="T3">p</text:span><text:span text:style-name="T2">)</text:span></text:p>
          </table:table-cell>
          <table:covered-table-cell table:number-columns-repeated="2" table:style-name="ce17"/>
          <table:covered-table-cell table:style-name="ce21"/>
          <table:table-cell table:style-name="ce39" office:value-type="string" table:number-columns-spanned="4" table:number-rows-spanned="1">
            <text:p>SOpenMP</text:p>
            <text:p>(<text:span text:style-name="T1">t</text:span><text:span text:style-name="T3">s</text:span><text:span text:style-name="T1">/t</text:span><text:span text:style-name="T3">th</text:span><text:span text:style-name="T2">)</text:span></text:p>
          </table:table-cell>
          <table:covered-table-cell table:number-columns-repeated="3" table:style-name="ce30"/>
          <table:table-cell table:style-name="ce1" office:value-type="string" table:number-columns-spanned="4" table:number-rows-spanned="1">
            <text:p>SOpenMPI</text:p>
            <text:p>(<text:span text:style-name="T1">t</text:span><text:span text:style-name="T3">s</text:span><text:span text:style-name="T1">/t</text:span><text:span text:style-name="T3">p</text:span><text:span text:style-name="T2">)</text:span></text:p>
          </table:table-cell>
          <table:covered-table-cell table:number-columns-repeated="2" table:style-name="ce17"/>
          <table:covered-table-cell table:style-name="ce21"/>
          <table:table-cell table:number-columns-repeated="1002"/>
        </table:table-row>
        <table:table-row table:style-name="ro3">
          <table:table-cell table:style-name="ce1"/>
          <table:table-cell table:style-name="ce5" office:value-type="string">
            <text:p>Μέγεθος</text:p>
            <text:p>Εικόνας</text:p>
          </table:table-cell>
          <table:table-cell table:style-name="ce10" office:value-type="string">
            <text:p>4x4</text:p>
          </table:table-cell>
          <table:table-cell table:style-name="ce10" office:value-type="string">
            <text:p>20x20</text:p>
          </table:table-cell>
          <table:table-cell table:style-name="ce10" office:value-type="string">
            <text:p>400x400</text:p>
          </table:table-cell>
          <table:table-cell table:style-name="ce10" office:value-type="string">
            <text:p>1000x1000</text:p>
          </table:table-cell>
          <table:table-cell table:style-name="ce26" office:value-type="string">
            <text:p>4x4</text:p>
          </table:table-cell>
          <table:table-cell table:style-name="ce26" office:value-type="string">
            <text:p>20x20</text:p>
          </table:table-cell>
          <table:table-cell table:style-name="ce26" office:value-type="string">
            <text:p>400x400</text:p>
          </table:table-cell>
          <table:table-cell table:style-name="ce26" office:value-type="string">
            <text:p>1000x1000</text:p>
          </table:table-cell>
          <table:table-cell table:style-name="ce35" office:value-type="string">
            <text:p>4x4</text:p>
          </table:table-cell>
          <table:table-cell table:style-name="ce35" office:value-type="string">
            <text:p>20x20</text:p>
          </table:table-cell>
          <table:table-cell table:style-name="ce35" office:value-type="string">
            <text:p>400x400</text:p>
          </table:table-cell>
          <table:table-cell table:style-name="ce35" office:value-type="string">
            <text:p>1000x1000</text:p>
          </table:table-cell>
          <table:table-cell table:style-name="ce26" office:value-type="string">
            <text:p>4x4</text:p>
          </table:table-cell>
          <table:table-cell table:style-name="ce26" office:value-type="string">
            <text:p>20x20</text:p>
          </table:table-cell>
          <table:table-cell table:style-name="ce26" office:value-type="string">
            <text:p>400x400</text:p>
          </table:table-cell>
          <table:table-cell table:style-name="ce26" office:value-type="string">
            <text:p>1000x1000</text:p>
          </table:table-cell>
          <table:table-cell table:style-name="ce35" office:value-type="string">
            <text:p>4x4</text:p>
          </table:table-cell>
          <table:table-cell table:style-name="ce35" office:value-type="string">
            <text:p>20x20</text:p>
          </table:table-cell>
          <table:table-cell table:style-name="ce35" office:value-type="string">
            <text:p>400x400</text:p>
          </table:table-cell>
          <table:table-cell table:style-name="ce35" office:value-type="string">
            <text:p>1000x1000</text:p>
          </table:table-cell>
          <table:table-cell table:number-columns-repeated="1002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6" table:number-columns-spanned="1" table:number-rows-spanned="5"/>
          <table:table-cell table:style-name="ce11" office:value-type="float" office:value="0.11">
            <text:p>0,110</text:p>
          </table:table-cell>
          <table:table-cell table:style-name="ce11" office:value-type="float" office:value="0.14">
            <text:p>0,140</text:p>
          </table:table-cell>
          <table:table-cell table:style-name="ce11" office:value-type="float" office:value="11.51">
            <text:p>11,510</text:p>
          </table:table-cell>
          <table:table-cell table:style-name="ce11" office:value-type="float" office:value="63.75">
            <text:p>63,750</text:p>
          </table:table-cell>
          <table:table-cell table:style-name="ce27"/>
          <table:table-cell table:style-name="ce31" table:number-columns-repeated="14"/>
          <table:table-cell table:style-name="ce40"/>
          <table:table-cell table:number-columns-repeated="1002"/>
        </table:table-row>
        <table:table-row table:style-name="ro4">
          <table:table-cell table:style-name="ce2" office:value-type="float" office:value="2">
            <text:p>2</text:p>
          </table:table-cell>
          <table:covered-table-cell table:style-name="ce7"/>
          <table:table-cell table:style-name="ce12"/>
          <table:table-cell table:style-name="ce18" table:number-columns-repeated="2"/>
          <table:table-cell table:style-name="ce22"/>
          <table:table-cell table:style-name="ce28" office:value-type="float" office:value="0.43">
            <text:p>0,430</text:p>
          </table:table-cell>
          <table:table-cell table:style-name="ce32" office:value-type="float" office:value="0.19">
            <text:p>0,190</text:p>
          </table:table-cell>
          <table:table-cell table:style-name="ce32" office:value-type="float" office:value="7.47">
            <text:p>7,470</text:p>
          </table:table-cell>
          <table:table-cell table:style-name="ce32" office:value-type="float" office:value="39.71">
            <text:p>39,710</text:p>
          </table:table-cell>
          <table:table-cell table:style-name="ce36" office:value-type="float" office:value="0.12">
            <text:p>0,120</text:p>
          </table:table-cell>
          <table:table-cell table:style-name="ce36" office:value-type="float" office:value="0.17">
            <text:p>0,170</text:p>
          </table:table-cell>
          <table:table-cell table:style-name="ce36" office:value-type="float" office:value="8.29">
            <text:p>8,290</text:p>
          </table:table-cell>
          <table:table-cell table:style-name="ce36" office:value-type="float" office:value="53.54">
            <text:p>53,540</text:p>
          </table:table-cell>
          <table:table-cell table:style-name="ce32" table:formula="of:=[.C$4]/[.G5]" office:value-type="float" office:value="0.255813953488372">
            <text:p>0,256</text:p>
          </table:table-cell>
          <table:table-cell table:style-name="ce32" table:formula="of:=[.D$4]/[.H5]" office:value-type="float" office:value="0.736842105263158">
            <text:p>0,737</text:p>
          </table:table-cell>
          <table:table-cell table:style-name="ce32" table:formula="of:=[.E$4]/[.I5]" office:value-type="float" office:value="1.54082998661312">
            <text:p>1,541</text:p>
          </table:table-cell>
          <table:table-cell table:style-name="ce32" table:formula="of:=[.F$4]/[.J5]" office:value-type="float" office:value="1.60538907076303">
            <text:p>1,605</text:p>
          </table:table-cell>
          <table:table-cell table:style-name="ce36" table:formula="of:=[.C$4]/[.K5]" office:value-type="float" office:value="0.916666666666667">
            <text:p>0,917</text:p>
          </table:table-cell>
          <table:table-cell table:style-name="ce36" table:formula="of:=[.D$4]/[.L5]" office:value-type="float" office:value="0.823529411764706">
            <text:p>0,824</text:p>
          </table:table-cell>
          <table:table-cell table:style-name="ce36" table:formula="of:=[.E$4]/[.M5]" office:value-type="float" office:value="1.38841978287093">
            <text:p>1,388</text:p>
          </table:table-cell>
          <table:table-cell table:style-name="ce36" table:formula="of:=[.F$4]/[.N5]" office:value-type="float" office:value="1.19069854314531">
            <text:p>1,191</text:p>
          </table:table-cell>
          <table:table-cell table:number-columns-repeated="1002"/>
        </table:table-row>
        <table:table-row table:style-name="ro4">
          <table:table-cell table:style-name="ce2" office:value-type="float" office:value="4">
            <text:p>4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23"/>
          <table:table-cell table:style-name="ce29" office:value-type="float" office:value="0.26">
            <text:p>0,260</text:p>
          </table:table-cell>
          <table:table-cell table:style-name="ce33" office:value-type="float" office:value="0.21">
            <text:p>0,210</text:p>
          </table:table-cell>
          <table:table-cell table:style-name="ce33" office:value-type="float" office:value="4.86">
            <text:p>4,860</text:p>
          </table:table-cell>
          <table:table-cell table:style-name="ce33" office:value-type="float" office:value="28.36">
            <text:p>28,360</text:p>
          </table:table-cell>
          <table:table-cell table:style-name="ce37" office:value-type="float" office:value="0.15">
            <text:p>0,150</text:p>
          </table:table-cell>
          <table:table-cell table:style-name="ce37" office:value-type="float" office:value="0.23">
            <text:p>0,230</text:p>
          </table:table-cell>
          <table:table-cell table:style-name="ce37" office:value-type="float" office:value="6.46">
            <text:p>6,460</text:p>
          </table:table-cell>
          <table:table-cell table:style-name="ce37" office:value-type="float" office:value="48.26">
            <text:p>48,260</text:p>
          </table:table-cell>
          <table:table-cell table:style-name="ce33" table:formula="of:=[.C$4]/[.G6]" office:value-type="float" office:value="0.423076923076923">
            <text:p>0,423</text:p>
          </table:table-cell>
          <table:table-cell table:style-name="ce33" table:formula="of:=[.D$4]/[.H6]" office:value-type="float" office:value="0.666666666666667">
            <text:p>0,667</text:p>
          </table:table-cell>
          <table:table-cell table:style-name="ce33" table:formula="of:=[.E$4]/[.I6]" office:value-type="float" office:value="2.36831275720165">
            <text:p>2,368</text:p>
          </table:table-cell>
          <table:table-cell table:style-name="ce33" table:formula="of:=[.F$4]/[.J6]" office:value-type="float" office:value="2.24788434414669">
            <text:p>2,248</text:p>
          </table:table-cell>
          <table:table-cell table:style-name="ce37" table:formula="of:=[.C$4]/[.K6]" office:value-type="float" office:value="0.733333333333333">
            <text:p>0,733</text:p>
          </table:table-cell>
          <table:table-cell table:style-name="ce37" table:formula="of:=[.D$4]/[.L6]" office:value-type="float" office:value="0.608695652173913">
            <text:p>0,609</text:p>
          </table:table-cell>
          <table:table-cell table:style-name="ce37" table:formula="of:=[.E$4]/[.M6]" office:value-type="float" office:value="1.78173374613003">
            <text:p>1,782</text:p>
          </table:table-cell>
          <table:table-cell table:style-name="ce37" table:formula="of:=[.F$4]/[.N6]" office:value-type="float" office:value="1.32096974720265">
            <text:p>1,321</text:p>
          </table:table-cell>
          <table:table-cell table:number-columns-repeated="1002"/>
        </table:table-row>
        <table:table-row table:style-name="ro4">
          <table:table-cell table:style-name="ce2" office:value-type="float" office:value="8">
            <text:p>8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23"/>
          <table:table-cell table:style-name="ce29" office:value-type="float" office:value="0.45">
            <text:p>0,450</text:p>
          </table:table-cell>
          <table:table-cell table:style-name="ce33" office:value-type="float" office:value="0.44">
            <text:p>0,440</text:p>
          </table:table-cell>
          <table:table-cell table:style-name="ce33" office:value-type="float" office:value="9.08">
            <text:p>9,080</text:p>
          </table:table-cell>
          <table:table-cell table:style-name="ce33" office:value-type="float" office:value="28.35">
            <text:p>28,350</text:p>
          </table:table-cell>
          <table:table-cell table:style-name="ce37" office:value-type="float" office:value="0.31">
            <text:p>0,310</text:p>
          </table:table-cell>
          <table:table-cell table:style-name="ce37" office:value-type="float" office:value="0.43">
            <text:p>0,430</text:p>
          </table:table-cell>
          <table:table-cell table:style-name="ce37" office:value-type="float" office:value="7.85">
            <text:p>7,850</text:p>
          </table:table-cell>
          <table:table-cell table:style-name="ce37" office:value-type="float" office:value="43.27">
            <text:p>43,270</text:p>
          </table:table-cell>
          <table:table-cell table:style-name="ce33" table:formula="of:=[.C$4]/[.G7]" office:value-type="float" office:value="0.244444444444444">
            <text:p>0,244</text:p>
          </table:table-cell>
          <table:table-cell table:style-name="ce33" table:formula="of:=[.D$4]/[.H7]" office:value-type="float" office:value="0.318181818181818">
            <text:p>0,318</text:p>
          </table:table-cell>
          <table:table-cell table:style-name="ce33" table:formula="of:=[.E$4]/[.I7]" office:value-type="float" office:value="1.26762114537445">
            <text:p>1,268</text:p>
          </table:table-cell>
          <table:table-cell table:style-name="ce33" table:formula="of:=[.F$4]/[.J7]" office:value-type="float" office:value="2.24867724867725">
            <text:p>2,249</text:p>
          </table:table-cell>
          <table:table-cell table:style-name="ce37" table:formula="of:=[.C$4]/[.K7]" office:value-type="float" office:value="0.354838709677419">
            <text:p>0,355</text:p>
          </table:table-cell>
          <table:table-cell table:style-name="ce37" table:formula="of:=[.D$4]/[.L7]" office:value-type="float" office:value="0.325581395348837">
            <text:p>0,326</text:p>
          </table:table-cell>
          <table:table-cell table:style-name="ce37" table:formula="of:=[.E$4]/[.M7]" office:value-type="float" office:value="1.46624203821656">
            <text:p>1,466</text:p>
          </table:table-cell>
          <table:table-cell table:style-name="ce37" table:formula="of:=[.F$4]/[.N7]" office:value-type="float" office:value="1.47330714120638">
            <text:p>1,473</text:p>
          </table:table-cell>
          <table:table-cell table:number-columns-repeated="1002"/>
        </table:table-row>
        <table:table-row table:style-name="ro4">
          <table:table-cell table:style-name="ce2" office:value-type="float" office:value="16">
            <text:p>16</text:p>
          </table:table-cell>
          <table:covered-table-cell table:style-name="ce8"/>
          <table:table-cell table:style-name="ce14"/>
          <table:table-cell table:style-name="ce20" table:number-columns-repeated="2"/>
          <table:table-cell table:style-name="ce24"/>
          <table:table-cell table:style-name="ce29" office:value-type="float" office:value="0.4">
            <text:p>0,400</text:p>
          </table:table-cell>
          <table:table-cell table:style-name="ce33" office:value-type="float" office:value="0.56">
            <text:p>0,560</text:p>
          </table:table-cell>
          <table:table-cell table:style-name="ce33" office:value-type="float" office:value="5.23">
            <text:p>5,230</text:p>
          </table:table-cell>
          <table:table-cell table:style-name="ce33" office:value-type="float" office:value="31">
            <text:p>31,000</text:p>
          </table:table-cell>
          <table:table-cell table:style-name="ce37" office:value-type="float" office:value="0.99">
            <text:p>0,990</text:p>
          </table:table-cell>
          <table:table-cell table:style-name="ce37" office:value-type="float" office:value="5.84">
            <text:p>5,840</text:p>
          </table:table-cell>
          <table:table-cell table:style-name="ce37" office:value-type="float" office:value="10.03">
            <text:p>10,030</text:p>
          </table:table-cell>
          <table:table-cell table:style-name="ce37" office:value-type="float" office:value="52.34">
            <text:p>52,340</text:p>
          </table:table-cell>
          <table:table-cell table:style-name="ce33" table:formula="of:=[.C$4]/[.G8]" office:value-type="float" office:value="0.275">
            <text:p>0,275</text:p>
          </table:table-cell>
          <table:table-cell table:style-name="ce33" table:formula="of:=[.D$4]/[.H8]" office:value-type="float" office:value="0.25">
            <text:p>0,250</text:p>
          </table:table-cell>
          <table:table-cell table:style-name="ce33" table:formula="of:=[.E$4]/[.I8]" office:value-type="float" office:value="2.20076481835564">
            <text:p>2,201</text:p>
          </table:table-cell>
          <table:table-cell table:style-name="ce33" table:formula="of:=[.F$4]/[.J8]" office:value-type="float" office:value="2.05645161290323">
            <text:p>2,056</text:p>
          </table:table-cell>
          <table:table-cell table:style-name="ce37" table:formula="of:=[.C$4]/[.K8]" office:value-type="float" office:value="0.111111111111111">
            <text:p>0,111</text:p>
          </table:table-cell>
          <table:table-cell table:style-name="ce37" table:formula="of:=[.D$4]/[.L8]" office:value-type="float" office:value="0.023972602739726">
            <text:p>0,024</text:p>
          </table:table-cell>
          <table:table-cell table:style-name="ce37" table:formula="of:=[.E$4]/[.M8]" office:value-type="float" office:value="1.14755732801595">
            <text:p>1,148</text:p>
          </table:table-cell>
          <table:table-cell table:style-name="ce37" table:formula="of:=[.F$4]/[.N8]" office:value-type="float" office:value="1.21799770729843">
            <text:p>1,218</text:p>
          </table:table-cell>
          <table:table-cell table:number-columns-repeated="100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5"/>
          <table:table-cell table:number-columns-repeated="1021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GRAPH 1000x1000" table:style-name="ta2" table:print="false">
        <office:forms form:automatic-focus="false" form:apply-design-mode="false"/>
        <table:table-column table:style-name="co15" table:number-columns-repeated="1024" table:default-cell-style-name="Excel_20_Built-in_20_Normal"/>
        <table:table-row table:style-name="ro4">
          <table:table-cell table:number-columns-repeated="1024"/>
        </table:table-row>
        <table:table-row table:style-name="ro4">
          <table:table-cell>
            <draw:frame table:end-cell-address="'GRAPH 1000x1000'.Q37" table:end-x="0.445cm" table:end-y="0.32cm" draw:z-index="0" draw:name="Chart 1" draw:style-name="gr1" draw:text-style-name="P1" svg:width="26.445cm" svg:height="15.808cm" svg:x="1.104cm" svg:y="0.319cm">
              <draw:object draw:notify-on-update-of-ranges="'GRAPH 1000x1000'.B52:'GRAPH 1000x1000'.B55 'GRAPH 1000x1000'.C52:'GRAPH 1000x1000'.C55 'GRAPH 1000x1000'.D52:'GRAPH 1000x1000'.D55 'GRAPH 1000x1000'.E52:'GRAPH 1000x1000'.E55 'GRAPH 1000x1000'.F52:'GRAPH 1000x1000'.F55 'GRAPH 1000x1000'.G52:'GRAPH 1000x1000'.G55 'GRAPH 1000x1000'.H52:'GRAPH 1000x1000'.H55 'GRAPH 1000x1000'.I52:'GRAPH 1000x1000'.I55 'GRAPH 1000x1000'.J52:'GRAPH 1000x1000'.J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49">
          <table:table-cell table:number-columns-repeated="1024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0.255813953488372">
            <text:p>0,2558139535</text:p>
          </table:table-cell>
          <table:table-cell office:value-type="float" office:value="0.736842105263158">
            <text:p>0,7368421053</text:p>
          </table:table-cell>
          <table:table-cell office:value-type="float" office:value="1.54082998661312">
            <text:p>1,5408299866</text:p>
          </table:table-cell>
          <table:table-cell office:value-type="float" office:value="1.60538907076303">
            <text:p>1,6053890708</text:p>
          </table:table-cell>
          <table:table-cell office:value-type="float" office:value="0.916666666666667">
            <text:p>0,9166666667</text:p>
          </table:table-cell>
          <table:table-cell office:value-type="float" office:value="0.823529411764706">
            <text:p>0,8235294118</text:p>
          </table:table-cell>
          <table:table-cell office:value-type="float" office:value="1.38841978287093">
            <text:p>1,3884197829</text:p>
          </table:table-cell>
          <table:table-cell office:value-type="float" office:value="1.19069854314531">
            <text:p>1,1906985431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0.423076923076923">
            <text:p>0,4230769231</text:p>
          </table:table-cell>
          <table:table-cell office:value-type="float" office:value="0.666666666666667">
            <text:p>0,6666666667</text:p>
          </table:table-cell>
          <table:table-cell office:value-type="float" office:value="2.36831275720165">
            <text:p>2,3683127572</text:p>
          </table:table-cell>
          <table:table-cell office:value-type="float" office:value="2.24788434414669">
            <text:p>2,2478843441</text:p>
          </table:table-cell>
          <table:table-cell office:value-type="float" office:value="0.733333333333333">
            <text:p>0,7333333333</text:p>
          </table:table-cell>
          <table:table-cell office:value-type="float" office:value="0.608695652173913">
            <text:p>0,6086956522</text:p>
          </table:table-cell>
          <table:table-cell office:value-type="float" office:value="1.78173374613003">
            <text:p>1,7817337461</text:p>
          </table:table-cell>
          <table:table-cell office:value-type="float" office:value="1.32096974720265">
            <text:p>1,3209697472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0.244444444444444">
            <text:p>0,2444444444</text:p>
          </table:table-cell>
          <table:table-cell office:value-type="float" office:value="0.318181818181818">
            <text:p>0,3181818182</text:p>
          </table:table-cell>
          <table:table-cell office:value-type="float" office:value="1.26762114537445">
            <text:p>1,2676211454</text:p>
          </table:table-cell>
          <table:table-cell office:value-type="float" office:value="2.24867724867725">
            <text:p>2,2486772487</text:p>
          </table:table-cell>
          <table:table-cell office:value-type="float" office:value="0.354838709677419">
            <text:p>0,3548387097</text:p>
          </table:table-cell>
          <table:table-cell office:value-type="float" office:value="0.325581395348837">
            <text:p>0,3255813953</text:p>
          </table:table-cell>
          <table:table-cell office:value-type="float" office:value="1.46624203821656">
            <text:p>1,4662420382</text:p>
          </table:table-cell>
          <table:table-cell office:value-type="float" office:value="1.47330714120638">
            <text:p>1,4733071412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0.275">
            <text:p>0,275</text:p>
          </table:table-cell>
          <table:table-cell office:value-type="float" office:value="0.25">
            <text:p>0,25</text:p>
          </table:table-cell>
          <table:table-cell office:value-type="float" office:value="2.20076481835564">
            <text:p>2,2007648184</text:p>
          </table:table-cell>
          <table:table-cell office:value-type="float" office:value="2.05645161290323">
            <text:p>2,0564516129</text:p>
          </table:table-cell>
          <table:table-cell office:value-type="float" office:value="0.111111111111111">
            <text:p>0,1111111111</text:p>
          </table:table-cell>
          <table:table-cell office:value-type="float" office:value="0.023972602739726">
            <text:p>0,0239726027</text:p>
          </table:table-cell>
          <table:table-cell office:value-type="float" office:value="1.14755732801595">
            <text:p>1,147557328</text:p>
          </table:table-cell>
          <table:table-cell office:value-type="float" office:value="1.21799770729843">
            <text:p>1,2179977073</text:p>
          </table:table-cell>
          <table:table-cell table:number-columns-repeated="1014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>
        <table:named-expression table:name="ACCELERATIONDATARANGE" table:base-cell-address="$'EXECUTION RESULTS'.$A$1" table:expression="[$'EXECUTION RESULTS'.$A$5:.$A$8];[$'EXECUTION RESULTS'.$R$5:.$R$8];[$'EXECUTION RESULTS'.$V$5:.$V$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l" fo:country="GR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8000" number:language="el" number:country="GR">
      <number:number number:min-integer-digits="1"/>
    </number:number-style>
    <number:number-style style:name="N106">
      <number:number number:decimal-places="3" number:min-integer-digits="1"/>
    </number:number-style>
    <number:number-style style:name="N8106P0" style:volatile="true" number:language="el" number:country="GR">
      <number:number number:decimal-places="0" number:min-integer-digits="1" number:grouping="true"/>
      <number:text> €</number:text>
    </number:number-style>
    <number:number-style style:name="N8106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2" number:min-integer-digits="1" number:grouping="true"/>
      <number:text> €</number:text>
    </number:number-style>
    <number:number-style style:name="N8108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el" number:country="GR">
      <number:number number:decimal-places="2" number:min-integer-digits="1" number:grouping="true"/>
      <number:text> €</number:text>
    </number:number-style>
    <number:number-style style:name="N8109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el" number:country="GR">
      <number:day/>
      <number:text>-</number:text>
      <number:month number:textual="true"/>
      <number:text>-</number:text>
      <number:year/>
    </number:date-style>
    <number:date-style style:name="N8111" number:language="el" number:country="GR">
      <number:day/>
      <number:text>-</number:text>
      <number:month number:textual="true"/>
    </number:date-style>
    <number:date-style style:name="N8112" number:language="el" number:country="GR">
      <number:month number:textual="true"/>
      <number:text>-</number:text>
      <number:year/>
    </number:date-style>
    <number:time-style style:name="N8113" number:language="el" number:country="GR">
      <number:hours/>
      <number:text>:</number:text>
      <number:minutes number:style="long"/>
      <number:text> </number:text>
      <number:am-pm/>
    </number:time-style>
    <number:time-style style:name="N8114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5" number:language="el" number:country="GR">
      <number:hours/>
      <number:text>:</number:text>
      <number:minutes number:style="long"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7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l" number:country="GR">
      <number:number number:decimal-places="0" number:min-integer-digits="1" number:grouping="true"/>
      <number:text>   </number:text>
    </number:number-style>
    <number:number-style style:name="N8118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l" number:country="GR">
      <number:number number:decimal-places="0" number:min-integer-digits="1" number:grouping="true"/>
      <number:text>   </number:text>
    </number:number-style>
    <number:number-style style:name="N8119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el" number:country="GR">
      <number:number number:decimal-places="2" number:min-integer-digits="1" number:grouping="true"/>
      <number:text>   </number:text>
    </number:number-style>
    <number:number-style style:name="N8120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el" number:country="GR">
      <number:number number:decimal-places="2" number:min-integer-digits="1" number:grouping="true"/>
      <number:text>   </number:text>
    </number:number-style>
    <number:number-style style:name="N8121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text> </number:text>
      <number:number number:decimal-places="0" number:min-integer-digits="1" number:grouping="true"/>
      <number:text>    </number:text>
    </number:number-style>
    <number:number-style style:name="N8122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2P2" style:volatile="true" number:language="el" number:country="GR">
      <number:text> -    </number:text>
    </number:number-style>
    <number:text-style style:name="N8122" number:language="el" number:country="G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el" number:country="GR">
      <number:text> </number:text>
      <number:number number:decimal-places="0" number:min-integer-digits="1" number:grouping="true"/>
      <number:text> € </number:text>
    </number:number-style>
    <number:number-style style:name="N812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23P2" style:volatile="true" number:language="el" number:country="GR">
      <number:text> - € </number:text>
    </number:number-style>
    <number:text-style style:name="N8123" number:language="el" number:country="G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el" number:country="GR">
      <number:text> </number:text>
      <number:number number:decimal-places="2" number:min-integer-digits="1" number:grouping="true"/>
      <number:text>    </number:text>
    </number:number-style>
    <number:number-style style:name="N8124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24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24" number:language="el" number:country="G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el" number:country="GR">
      <number:text> </number:text>
      <number:number number:decimal-places="2" number:min-integer-digits="1" number:grouping="true"/>
      <number:text> € </number:text>
    </number:number-style>
    <number:number-style style:name="N8125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25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25" number:language="el" number:country="GR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el" number:country="GR">
      <number:minutes number:style="long"/>
      <number:text>:</number:text>
      <number:seconds number:style="long"/>
    </number:time-style>
    <number:time-style style:name="N8127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el" number:country="GR">
      <number:minutes number:style="long"/>
      <number:text>:</number:text>
      <number:seconds number:style="long" number:decimal-places="1"/>
    </number:time-style>
    <number:number-style style:name="N8129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14/01/2016</text:date>, <text:time>22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ECUTION_20_RESULTS" style:display-name="PageStyle_EXECUTION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_20_1000x1000" style:display-name="PageStyle_GRAPH 1000x1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4T22:08:26.42</dc:date>
    <meta:generator>OpenOffice/4.1.1$Win32 OpenOffice.org_project/411m6$Build-9775</meta:generator>
    <meta:editing-duration>PT23M49S</meta:editing-duration>
    <meta:editing-cycles>3</meta:editing-cycles>
    <meta:document-statistic meta:table-count="2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8000" number:language="el" number:country="GR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circle" chart:symbol-width="0.247cm" chart:symbol-height="0.247cm"/>
      <style:graphic-properties svg:stroke-width="0.079cm" svg:stroke-color="#f2dcdb" draw:fill-color="#f2dcdb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circle" chart:symbol-width="0.247cm" chart:symbol-height="0.247cm"/>
      <style:graphic-properties svg:stroke-width="0.079cm" svg:stroke-color="#e6b9b8" draw:fill-color="#e6b9b8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circle" chart:symbol-width="0.247cm" chart:symbol-height="0.247cm"/>
      <style:graphic-properties svg:stroke-width="0.079cm" svg:stroke-color="#d99694" draw:fill-color="#d99694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circle" chart:symbol-width="0.247cm" chart:symbol-height="0.247cm"/>
      <style:graphic-properties svg:stroke-width="0.079cm" svg:stroke-color="#953735" draw:fill-color="#953735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up" chart:symbol-width="0.247cm" chart:symbol-height="0.247cm"/>
      <style:graphic-properties svg:stroke-width="0.079cm" svg:stroke-color="#c6d9f1" draw:fill-color="#c6d9f1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up" chart:symbol-width="0.247cm" chart:symbol-height="0.247cm"/>
      <style:graphic-properties svg:stroke-width="0.079cm" svg:stroke-color="#8eb4e3" draw:fill-color="#8eb4e3"/>
      <style:text-properties fo:font-size="10pt" style:font-size-asian="10pt" style:font-size-complex="10pt"/>
    </style:style>
    <style:style style:name="ch13" style:family="chart" style:data-style-name="N10">
      <style:chart-properties chart:symbol-type="named-symbol" chart:symbol-name="arrow-up" chart:symbol-width="0.247cm" chart:symbol-height="0.247cm"/>
      <style:graphic-properties svg:stroke-width="0.079cm" svg:stroke-color="#558ed5" draw:fill-color="#558ed5"/>
      <style:text-properties fo:font-size="10pt" style:font-size-asian="10pt" style:font-size-complex="10pt"/>
    </style:style>
    <style:style style:name="ch14" style:family="chart" style:data-style-name="N10">
      <style:chart-properties chart:symbol-type="named-symbol" chart:symbol-name="arrow-up" chart:symbol-width="0.247cm" chart:symbol-height="0.247cm"/>
      <style:graphic-properties svg:stroke-width="0.079cm" svg:stroke-color="#4f81bd" draw:fill-color="#4f81bd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6.446cm" svg:height="15.809cm" xlink:href=".." xlink:type="simple" chart:class="chart:line" chart:style-name="ch1">
        <chart:legend chart:legend-position="end" svg:x="23.7cm" svg:y="5.862cm" style:legend-expansion="high" chart:style-name="ch2"/>
        <chart:plot-area chart:style-name="ch3" table:cell-range-address="'GRAPH 1000x1000'.B52:'GRAPH 1000x1000'.J55" chart:data-source-has-labels="column" svg:x="-0.13cm" svg:y="0.192cm" svg:width="23.581cm" svg:height="15.573cm">
          <chartooo:coordinate-region svg:x="0.915cm" svg:y="0.391cm" svg:width="22.349cm" svg:height="14.727cm"/>
          <chart:axis chart:dimension="x" chart:name="primary-x" chart:style-name="ch4" chartooo:axis-type="auto">
            <chartooo:date-scale/>
            <chart:categories table:cell-range-address="'GRAPH 1000x1000'.B52:'GRAPH 1000x1000'.B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PH 1000x1000'.C52:'GRAPH 1000x1000'.C55" chart:class="chart:line">
            <chart:data-point chart:repeated="4"/>
          </chart:series>
          <chart:series chart:style-name="ch8" chart:values-cell-range-address="'GRAPH 1000x1000'.D52:'GRAPH 1000x1000'.D55" chart:class="chart:line">
            <chart:data-point chart:repeated="4"/>
          </chart:series>
          <chart:series chart:style-name="ch9" chart:values-cell-range-address="'GRAPH 1000x1000'.E52:'GRAPH 1000x1000'.E55" chart:class="chart:line">
            <chart:data-point chart:repeated="4"/>
          </chart:series>
          <chart:series chart:style-name="ch10" chart:values-cell-range-address="'GRAPH 1000x1000'.F52:'GRAPH 1000x1000'.F55" chart:class="chart:line">
            <chart:data-point chart:repeated="4"/>
          </chart:series>
          <chart:series chart:style-name="ch11" chart:values-cell-range-address="'GRAPH 1000x1000'.G52:'GRAPH 1000x1000'.G55" chart:class="chart:line">
            <chart:data-point chart:repeated="4"/>
          </chart:series>
          <chart:series chart:style-name="ch12" chart:values-cell-range-address="'GRAPH 1000x1000'.H52:'GRAPH 1000x1000'.H55" chart:class="chart:line">
            <chart:data-point chart:repeated="4"/>
          </chart:series>
          <chart:series chart:style-name="ch13" chart:values-cell-range-address="'GRAPH 1000x1000'.I52:'GRAPH 1000x1000'.I55" chart:class="chart:line">
            <chart:data-point chart:repeated="4"/>
          </chart:series>
          <chart:series chart:style-name="ch14" chart:values-cell-range-address="'GRAPH 1000x1000'.J52:'GRAPH 1000x1000'.J55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GRAPH 1000x1000'.B52:'GRAPH 1000x1000'.B55</svg:desc>
                </draw:g>
              </table:table-cell>
              <table:table-cell office:value-type="float" office:value="0.255813953488372">
                <text:p>0.255813953488372</text:p>
                <draw:g>
                  <svg:desc>'GRAPH 1000x1000'.C52:'GRAPH 1000x1000'.C55</svg:desc>
                </draw:g>
              </table:table-cell>
              <table:table-cell office:value-type="float" office:value="0.736842105263158">
                <text:p>0.736842105263158</text:p>
                <draw:g>
                  <svg:desc>'GRAPH 1000x1000'.D52:'GRAPH 1000x1000'.D55</svg:desc>
                </draw:g>
              </table:table-cell>
              <table:table-cell office:value-type="float" office:value="1.54082998661312">
                <text:p>1.54082998661312</text:p>
                <draw:g>
                  <svg:desc>'GRAPH 1000x1000'.E52:'GRAPH 1000x1000'.E55</svg:desc>
                </draw:g>
              </table:table-cell>
              <table:table-cell office:value-type="float" office:value="1.60538907076303">
                <text:p>1.60538907076303</text:p>
                <draw:g>
                  <svg:desc>'GRAPH 1000x1000'.F52:'GRAPH 1000x1000'.F55</svg:desc>
                </draw:g>
              </table:table-cell>
              <table:table-cell office:value-type="float" office:value="0.916666666666667">
                <text:p>0.916666666666667</text:p>
                <draw:g>
                  <svg:desc>'GRAPH 1000x1000'.G52:'GRAPH 1000x1000'.G55</svg:desc>
                </draw:g>
              </table:table-cell>
              <table:table-cell office:value-type="float" office:value="0.823529411764706">
                <text:p>0.823529411764706</text:p>
                <draw:g>
                  <svg:desc>'GRAPH 1000x1000'.H52:'GRAPH 1000x1000'.H55</svg:desc>
                </draw:g>
              </table:table-cell>
              <table:table-cell office:value-type="float" office:value="1.38841978287093">
                <text:p>1.38841978287093</text:p>
                <draw:g>
                  <svg:desc>'GRAPH 1000x1000'.I52:'GRAPH 1000x1000'.I55</svg:desc>
                </draw:g>
              </table:table-cell>
              <table:table-cell office:value-type="float" office:value="1.19069854314531">
                <text:p>1.19069854314531</text:p>
                <draw:g>
                  <svg:desc>'GRAPH 1000x1000'.J52:'GRAPH 1000x1000'.J5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36831275720165">
                <text:p>2.36831275720165</text:p>
              </table:table-cell>
              <table:table-cell office:value-type="float" office:value="2.24788434414669">
                <text:p>2.24788434414669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1.78173374613003">
                <text:p>1.78173374613003</text:p>
              </table:table-cell>
              <table:table-cell office:value-type="float" office:value="1.32096974720265">
                <text:p>1.320969747202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1.26762114537445">
                <text:p>1.26762114537445</text:p>
              </table:table-cell>
              <table:table-cell office:value-type="float" office:value="2.24867724867725">
                <text:p>2.24867724867725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1.46624203821656">
                <text:p>1.46624203821656</text:p>
              </table:table-cell>
              <table:table-cell office:value-type="float" office:value="1.47330714120638">
                <text:p>1.473307141206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5">
                <text:p>0.275</text:p>
              </table:table-cell>
              <table:table-cell office:value-type="float" office:value="0.25">
                <text:p>0.25</text:p>
              </table:table-cell>
              <table:table-cell office:value-type="float" office:value="2.20076481835564">
                <text:p>2.20076481835564</text:p>
              </table:table-cell>
              <table:table-cell office:value-type="float" office:value="2.05645161290323">
                <text:p>2.0564516129032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23972602739726">
                <text:p>0.023972602739726</text:p>
              </table:table-cell>
              <table:table-cell office:value-type="float" office:value="1.14755732801595">
                <text:p>1.14755732801595</text:p>
              </table:table-cell>
              <table:table-cell office:value-type="float" office:value="1.21799770729843">
                <text:p>1.21799770729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